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505cm" svg:height="1.277cm" svg:x="9.757cm" svg:y="5.051cm">
          <text:p text:style-name="P1">if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2.911cm" svg:height="1.231cm" svg:x="12.402cm" svg:y="5.051cm">
          <text:p text:style-name="P1">switch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1.96cm" svg:height="1.277cm" svg:x="6.547cm" svg:y="7.43cm">
          <text:p text:style-name="P1">while</text:p>
          <draw:enhanced-geometry svg:viewBox="0 0 21600 21600" draw:mirror-vertical="false" draw:mirror-horizontal="false" draw:extrusion="true" draw:type="rectangle" draw:enhanced-path="M 0 0 L 21600 0 21600 21600 0 21600 0 0 Z N"/>
        </draw:custom-shape>
        <draw:custom-shape draw:style-name="gr1" draw:text-style-name="P1" draw:layer="layout" svg:width="1.96cm" svg:height="1.277cm" svg:x="9.757cm" svg:y="7.392cm">
          <text:p text:style-name="P1">do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4.127cm" svg:height="1.505cm" svg:x="0.979cm" svg:y="2.725cm">
          <text:p text:style-name="P1">Statement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2.737cm" svg:height="1.136cm" svg:x="6.432cm" svg:y="5.051cm">
          <text:p text:style-name="P1">assign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2.006cm" svg:height="1.369cm" svg:x="12.402cm" svg:y="9.872cm">
          <text:p text:style-name="P1">try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2.006cm" svg:height="1.369cm" svg:x="15.527cm" svg:y="9.872cm">
          <text:p text:style-name="P1">throw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layer="layout" svg:width="2.006cm" svg:height="1.03cm" svg:x="1.877cm" svg:y="5.265cm">
          <text:p text:style-name="P1">block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2.153cm" svg:height="1.369cm" svg:x="15.527cm" svg:y="7.392cm">
          <text:p text:style-name="P1">return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layer="layout" svg:width="2.495cm" svg:height="1.369cm" svg:x="12.402cm" svg:y="12.349cm">
          <text:p text:style-name="P1">append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layer="layout" svg:width="2.006cm" svg:height="1.369cm" svg:x="9.757cm" svg:y="12.349cm">
          <text:p text:style-name="P1">fail</text:p>
          <draw:enhanced-geometry svg:viewBox="0 0 21600 21600" draw:extrusion="true" draw:type="rectangle" draw:enhanced-path="M 0 0 L 21600 0 21600 21600 0 21600 0 0 Z N"/>
        </draw:custom-shape>
        <draw:custom-shape draw:style-name="gr2" draw:text-style-name="P1" draw:layer="layout" svg:width="2.006cm" svg:height="1.369cm" svg:x="15.527cm" svg:y="12.349cm">
          <text:p text:style-name="P1">solve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1.731cm" svg:height="1.316cm" svg:x="12.402cm" svg:y="7.392cm">
          <text:p text:style-name="P1">for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2.006cm" svg:height="1.369cm" svg:x="6.432cm" svg:y="9.872cm">
          <text:p text:style-name="P1">assert</text:p>
          <draw:enhanced-geometry svg:viewBox="0 0 21600 21600" draw:extrusion="true" draw:type="rectangle" draw:enhanced-path="M 0 0 L 21600 0 21600 21600 0 21600 0 0 Z N"/>
        </draw:custom-shape>
        <draw:line draw:style-name="gr3" draw:layer="layout" svg:x1="1.39cm" svg:y1="14.634cm" svg:x2="3.443cm" svg:y2="14.634cm">
          <text:p/>
        </draw:line>
        <draw:frame draw:style-name="gr4" draw:layer="layout" svg:width="4.925cm" svg:height="0.937cm" svg:x="3.76cm" svg:y="14.115cm">
          <draw:text-box>
            <text:p>= may-contain</text:p>
          </draw:text-box>
        </draw:frame>
        <draw:custom-shape draw:style-name="gr2" draw:text-style-name="P1" draw:layer="layout" svg:width="2.006cm" svg:height="1.369cm" svg:x="6.432cm" svg:y="12.349cm">
          <text:p text:style-name="P1">insert</text:p>
          <draw:enhanced-geometry svg:viewBox="0 0 21600 21600" draw:extrusion="true" draw:type="rectangle" draw:enhanced-path="M 0 0 L 21600 0 21600 21600 0 21600 0 0 Z N"/>
        </draw:custom-shape>
        <draw:custom-shape draw:style-name="gr1" draw:text-style-name="P1" draw:layer="layout" svg:width="2.006cm" svg:height="1.369cm" svg:x="9.757cm" svg:y="9.872cm">
          <text:p text:style-name="P1">test</text:p>
          <draw:enhanced-geometry svg:viewBox="0 0 21600 21600" draw:extrusion="true" draw:type="rectangle" draw:enhanced-path="M 0 0 L 21600 0 21600 21600 0 21600 0 0 Z N"/>
        </draw:custom-shape>
        <draw:line draw:style-name="gr3" draw:layer="layout" svg:x1="8.033cm" svg:y1="3.152cm" svg:x2="8.033cm" svg:y2="4.652cm">
          <text:p/>
        </draw:line>
        <draw:line draw:style-name="gr3" draw:layer="layout" svg:x1="10.682cm" svg:y1="3.13cm" svg:x2="10.724cm" svg:y2="4.728cm">
          <text:p/>
        </draw:line>
        <draw:line draw:style-name="gr3" draw:layer="layout" svg:x1="14.106cm" svg:y1="3.115cm" svg:x2="14.106cm" svg:y2="4.729cm">
          <text:p/>
        </draw:line>
        <draw:line draw:style-name="gr5" draw:layer="layout" svg:x1="5.266cm" svg:y1="3.152cm" svg:x2="14.068cm" svg:y2="3.152cm">
          <text:p/>
        </draw:line>
        <draw:line draw:style-name="gr5" draw:layer="layout" svg:x1="1.837cm" svg:y1="5.693cm" svg:x2="1.307cm" svg:y2="5.689cm">
          <text:p/>
        </draw:line>
        <draw:line draw:style-name="gr3" draw:layer="layout" svg:x1="1.316cm" svg:y1="5.772cm" svg:x2="1.316cm" svg:y2="4.196cm">
          <text:p/>
        </draw:line>
        <draw:line draw:style-name="gr3" draw:layer="layout" svg:x1="4.944cm" svg:y1="5.602cm" svg:x2="4.036cm" svg:y2="5.613cm">
          <text:p/>
        </draw:line>
        <draw:line draw:style-name="gr5" draw:layer="layout" svg:x1="4.898cm" svg:y1="5.647cm" svg:x2="4.882cm" svg:y2="4.267cm">
          <text:p/>
        </draw:line>
        <draw:line draw:style-name="gr5" draw:layer="layout" svg:x1="5.881cm" svg:y1="3.153cm" svg:x2="5.896cm" svg:y2="11.407cm">
          <text:p/>
        </draw:line>
        <draw:line draw:style-name="gr5" draw:layer="layout" svg:x1="5.842cm" svg:y1="6.458cm" svg:x2="16.913cm" svg:y2="6.458cm">
          <text:p/>
        </draw:line>
        <draw:line draw:style-name="gr5" draw:layer="layout" svg:x1="5.865cm" svg:y1="8.976cm" svg:x2="16.936cm" svg:y2="8.976cm">
          <text:p/>
        </draw:line>
        <draw:line draw:style-name="gr5" draw:layer="layout" svg:x1="5.888cm" svg:y1="11.448cm" svg:x2="16.959cm" svg:y2="11.448cm">
          <text:p/>
        </draw:line>
        <draw:line draw:style-name="gr3" draw:layer="layout" svg:x1="7.875cm" svg:y1="6.44cm" svg:x2="7.892cm" svg:y2="7.257cm">
          <text:p/>
        </draw:line>
        <draw:line draw:style-name="gr3" draw:layer="layout" svg:x1="10.87cm" svg:y1="6.464cm" svg:x2="10.887cm" svg:y2="7.281cm">
          <text:p/>
        </draw:line>
        <draw:line draw:style-name="gr3" draw:layer="layout" svg:x1="13.547cm" svg:y1="6.465cm" svg:x2="13.564cm" svg:y2="7.282cm">
          <text:p/>
        </draw:line>
        <draw:line draw:style-name="gr3" draw:layer="layout" svg:x1="16.882cm" svg:y1="6.466cm" svg:x2="16.899cm" svg:y2="7.283cm">
          <text:p/>
        </draw:line>
        <draw:line draw:style-name="gr3" draw:layer="layout" svg:x1="7.698cm" svg:y1="8.962cm" svg:x2="7.715cm" svg:y2="9.779cm">
          <text:p/>
        </draw:line>
        <draw:line draw:style-name="gr3" draw:layer="layout" svg:x1="10.919cm" svg:y1="8.963cm" svg:x2="10.936cm" svg:y2="9.78cm">
          <text:p/>
        </draw:line>
        <draw:line draw:style-name="gr3" draw:layer="layout" svg:x1="13.596cm" svg:y1="8.941cm" svg:x2="13.613cm" svg:y2="9.758cm">
          <text:p/>
        </draw:line>
        <draw:line draw:style-name="gr3" draw:layer="layout" svg:x1="16.908cm" svg:y1="9.01cm" svg:x2="16.925cm" svg:y2="9.827cm">
          <text:p/>
        </draw:line>
        <draw:line draw:style-name="gr3" draw:layer="layout" svg:x1="7.679cm" svg:y1="11.46cm" svg:x2="7.696cm" svg:y2="12.277cm">
          <text:p/>
        </draw:line>
        <draw:line draw:style-name="gr3" draw:layer="layout" svg:x1="10.923cm" svg:y1="11.461cm" svg:x2="10.94cm" svg:y2="12.278cm">
          <text:p/>
        </draw:line>
        <draw:line draw:style-name="gr3" draw:layer="layout" svg:x1="13.713cm" svg:y1="11.416cm" svg:x2="13.73cm" svg:y2="12.233cm">
          <text:p/>
        </draw:line>
        <draw:line draw:style-name="gr3" draw:layer="layout" svg:x1="16.957cm" svg:y1="11.462cm" svg:x2="16.974cm" svg:y2="12.2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3-11-20T08:45:33</meta:creation-date>
    <dc:date>2010-09-14T22:26:39</dc:date>
    <dc:language>en-US</dc:language>
    <meta:editing-cycles>20</meta:editing-cycles>
    <meta:editing-duration>PT04H45M46S</meta:editing-duration>
    <dc:creator>Paul Klint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